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o_20_em_20_bloco">
      <style:text-properties fo:font-size="22pt" fo:font-weight="bold" style:font-size-asian="22pt" style:font-weight-asian="bold"/>
    </style:style>
    <style:style style:name="P2" style:family="paragraph" style:parent-style-name="Texto_20_em_20_bloco">
      <style:paragraph-properties fo:margin-left="0.8862in" fo:margin-right="1.1811in" fo:text-indent="-0.1965in" style:auto-text-indent="false"/>
      <style:text-properties fo:font-size="17pt" fo:font-weight="bold" style:font-size-asian="17pt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ahoma" fo:font-size="17pt" style:font-size-asian="17pt" style:font-name-complex="Tahoma"/>
    </style:style>
    <style:style style:name="P5" style:family="paragraph" style:parent-style-name="Standard">
      <style:paragraph-properties fo:text-align="center" style:justify-single-word="false"/>
      <style:text-properties style:font-name="Tahoma" fo:font-size="17pt" style:font-size-asian="17pt" style:font-name-complex="Tahoma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10" style:family="paragraph" style:parent-style-name="Standard">
      <style:text-properties fo:color="#ff0000"/>
    </style:style>
    <style:style style:name="P11" style:family="paragraph" style:parent-style-name="Standard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/>
    </style:style>
    <style:style style:name="P12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style:font-name="Tahoma" fo:font-size="17pt" style:font-size-asian="17pt" style:font-name-complex="Tahoma"/>
    </style:style>
    <style:style style:name="P1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color="#ff0000" style:font-name="Tahoma" fo:font-size="17pt" style:font-size-asian="17pt" style:font-name-complex="Tahoma"/>
    </style:style>
    <style:style style:name="P1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Tahoma" fo:font-size="18pt" style:font-size-asian="18pt" style:font-name-complex="Tahoma"/>
    </style:style>
    <style:style style:name="P15" style:family="paragraph" style:parent-style-name="Standard">
      <style:paragraph-properties fo:margin-left="2.7563in" fo:margin-right="0in" fo:text-align="justify" style:justify-single-word="false" fo:text-indent="0in" style:auto-text-indent="false"/>
    </style:style>
    <style:style style:name="P16" style:family="paragraph" style:parent-style-name="Standard">
      <style:paragraph-properties fo:margin-left="0.7874in" fo:margin-right="0.7874in" fo:text-align="center" style:justify-single-word="false" fo:text-indent="0in" style:auto-text-indent="false">
        <style:tab-stops>
          <style:tab-stop style:position="5.611in"/>
          <style:tab-stop style:position="6.4972in"/>
        </style:tab-stops>
      </style:paragraph-properties>
      <style:text-properties style:font-name="Tahoma" fo:font-size="17pt" style:font-size-asian="17pt" style:font-name-complex="Tahoma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7pt" style:font-size-asian="17pt" style:font-name-complex="Tahoma"/>
    </style:style>
    <style:style style:name="P18" style:family="paragraph" style:parent-style-name="Heading_20_5">
      <style:text-properties fo:font-size="14pt" style:font-size-asian="14pt"/>
    </style:style>
    <style:style style:name="T1" style:family="text">
      <style:text-properties fo:color="#ff0000" fo:font-size="11pt" style:font-size-asian="11pt"/>
    </style:style>
    <style:style style:name="T2" style:family="text">
      <style:text-properties fo:font-style="normal" style:font-style-asian="normal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language="zxx" fo:country="none" style:font-size-asian="11pt" style:language-asian="zxx" style:country-asian="non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5"/>
      <text:p text:style-name="P5"/>
      <text:p text:style-name="P5"/>
      <text:p text:style-name="P12"/>
      <text:p text:style-name="P12">Navegação de Veículos Autônomos em Ambiente Externo Não Estruturado baseada em Visão Computacional</text:p>
      <text:p text:style-name="P13"/>
      <text:p text:style-name="P11">Rafael Luiz Klaser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<draw:frame draw:style-name="fr1" draw:name="Frame1" text:anchor-type="char" svg:x="3.8075in" svg:y="-0.0925in" svg:width="3.0098in" svg:height="1.0098in" draw:z-index="0"><draw:text-box><text:p text:style-name="P8">SERVIÇO DE <text:s/>PÓS-GRADUAÇÃO DO ICMC-USP</text:p><text:p text:style-name="Standard"/><text:p text:style-name="Standard">Data de Depósito: <text:s text:c="3"/></text:p><text:p text:style-name="Standard"/><text:p text:style-name="Standard">Assinatura:______________________________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P16">Navegação de Veículos Autônomos em Ambiente Externo Não Estruturado baseada em Visão Computacional</text:p>
      <text:p text:style-name="P2"/>
      <text:p text:style-name="P1"/>
      <text:p text:style-name="P6"/>
      <text:h text:style-name="P18" text:outline-level="5">Rafael Luiz Klaser </text:h>
      <text:p text:style-name="P3"/>
      <text:p text:style-name="P3"/>
      <text:p text:style-name="P3"/>
      <text:p text:style-name="P3"/>
      <text:h text:style-name="Heading_20_5" text:outline-level="5"><text:span text:style-name="T2">Orientador:</text:span> Prof. Dr. Fernando Santos Osório</text:h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3">Monografia apresentada ao Instituto de Ciências Matemáticas e de Computação <text:s/>- ICMC-USP, para o Exame de Qualificação, como parte dos requisitos para obtenção do título de Mestre em Ciências - </text:span><field:fieldmark-start text:name="__Fieldmark__160_729404135" field:type="vnd.oasis.opendocument.field.UNHANDLED"><field:param field:name="vnd.oasis.opendocument.field.code" field:value=" IF "/><field:param field:name="vnd.oasis.opendocument.field.id" field:value="7"/></field:fieldmark-start><text:span text:style-name="T4">Ciências de Computação e Matemática Computacional</text:span><field:fieldmark-end/><text:span text:style-name="T1">.</text:span></text:p>
      <text:p text:style-name="P10"/>
      <text:p text:style-name="Standard"/>
      <text:p text:style-name="Standard"/>
      <text:p text:style-name="Standard"/>
      <text:p text:style-name="Standard"/>
      <text:p text:style-name="P7">USP – São Carlos</text:p>
      <text:h text:style-name="Heading_20_8" text:outline-level="8">Março de 2013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size="11pt" fo:font-weight="bold" style:font-size-asian="11pt" style:font-weight-asian="bold" style:font-name-complex="Arial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tyle="italic" style:font-style-asian="italic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weight="bold" style:font-weight-asian="bold" style:font-size-complex="10pt"/>
    </style:style>
    <style:style style:name="Texto_20_em_20_bloco" style:display-name="Texto em bloco" style:family="paragraph" style:parent-style-name="Standard">
      <style:paragraph-properties fo:margin="100%" fo:margin-left="1.1811in" fo:margin-right="1.1811in" fo:margin-top="0in" fo:margin-bottom="0in" fo:text-align="center" style:justify-single-word="false" fo:text-indent="0in" style:auto-text-indent="false"/>
      <style:text-properties fo:font-size="14pt" style:font-size-asian="14pt" style:font-size-complex="10pt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Título_20_1_20_Char" style:display-name="Título 1 Char" style:family="text">
      <style:text-properties style:font-name="Arial" fo:font-size="11pt" fo:font-weight="bold" style:font-size-asian="11pt" style:font-weight-asian="bold" style:font-name-complex="Arial"/>
    </style:style>
    <style:style style:name="Título_20_2_20_Char" style:display-name="Título 2 Char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ne_20_numbering" style:display-name="Line numbering" style:family="text" style:parent-style-name="Fonte_20_parág._20_padrão"/>
    <style:style style:name="Título_20_5_20_Char" style:display-name="Título 5 Char" style:family="text">
      <style:text-properties fo:font-size="12pt" fo:font-style="italic" fo:font-weight="bold" style:font-size-asian="12pt" style:font-style-asian="italic" style:font-weight-asian="bold"/>
    </style:style>
    <style:style style:name="Título_20_7_20_Char" style:display-name="Título 7 Char" style:family="text">
      <style:text-properties fo:font-size="12pt" fo:font-style="italic" style:font-size-asian="12pt" style:font-style-asian="italic"/>
    </style:style>
    <style:style style:name="Título_20_8_20_Char" style:display-name="Título 8 Char" style:family="text">
      <style:text-properties fo:font-size="12pt" fo:font-weight="bold" style:font-size-asian="12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áucia</meta:initial-creator>
    <meta:creation-date>2012-07-24T16:23:00</meta:creation-date>
    <dc:creator>Rafael Klaser</dc:creator>
    <dc:date>2013-02-28T16:38:11</dc:date>
    <meta:editing-cycles>6</meta:editing-cycles>
    <meta:editing-duration>PT1M25S</meta:editing-duration>
    <meta:generator>LibreOffice/3.5$Linux_x86 LibreOffice_project/350m1$Build-2</meta:generator>
    <meta:document-statistic meta:table-count="0" meta:image-count="0" meta:object-count="0" meta:page-count="2" meta:paragraph-count="11" meta:word-count="93" meta:character-count="650" meta:non-whitespace-character-count="564"/>
    <meta:user-defined meta:name="Info 1"/>
    <meta:user-defined meta:name="Info 2"/>
    <meta:user-defined meta:name="Info 3"/>
    <meta:user-defined meta:name="Info 4"/>
  </office:meta>
</office:document-meta>
</file>